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ef5" officeooo:paragraph-rsid="0001f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wehfnweijfowekjgp[fwektgphweigup;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iraj Sharma</meta:initial-creator>
    <meta:creation-date>2014-12-11T11:25:50.076610847</meta:creation-date>
    <dc:date>2014-12-11T11:26:07.287927825</dc:date>
    <dc:creator>Dhiraj Sharma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36" meta:non-whitespace-character-count="36"/>
    <meta:generator>LibreOffice/4.2.7.2$Linux_X86_64 LibreOffice_project/420m0$Build-2</meta:generator>
  </office:meta>
</office:document-meta>
</file>